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text:tab/>The article starts off by stating the increase in percentage of the population diagnosed with ADHD. Remarking that it is unbelievable, and that they do not, in fact, believe ADHD exists. They state that, to a degree, everyone gets distracted and has attention issues. And that some people do have more extreme cases of attention issues. Dr. Richard Saul states that those who are on the extreme end of attention issues are falsely diagnosed with ADHD, and actually have a different issue that can be treated with something else.</text:p>
      <text:p text:style-name="Standard"/>
      <text:p text:style-name="Standard">“Conclusion”</text:p>
      <text:p text:style-name="Standard"><text:tab/>Richard Saul states that there are 2 kinds of people who are diagnosed with ADHD: Those who have normal levels of attention and distraction, and those who have another condition or disorder that requires different treatment. He says that for those in the first category, just maintain a healthy lifestyle, and the symptoms will go away. And for the others, they have some other condition to be determined and treated separately. There is also a lot of shaming about stimulants. He says that your body stops producing the correct amount of neurotransmitters. By this, he essentially is saying that by taking the medication to help reduce the effects of ADHD, it worsens the effects of ADHD when you are not taking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12T12:07:26.34</meta:creation-date>
    <meta:generator>OpenOffice/4.1.3$Win32 OpenOffice.org_project/413m1$Build-9783</meta:generator>
    <meta:document-statistic meta:table-count="0" meta:image-count="0" meta:object-count="0" meta:page-count="1" meta:paragraph-count="4" meta:word-count="215" meta:character-count="1272"/>
    <dc:date>2018-02-12T13:02:18.76</dc:date>
    <dc:creator>Timothy Cayer</dc:creator>
    <meta:editing-duration>PT54M52S</meta:editing-duration>
    <meta:editing-cycles>1</meta:editing-cycles>
  </office:meta>
</office:document-meta>
</file>